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15.75cm"/>
      <style:paragraph-properties style:writing-mode="lr-tb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3.524cm" presentation:class="title" presentation:user-transformed="true">
          <draw:text-box>
            <text:p text:style-name="P1"><text:span text:style-name="T1">Cristo heme aquí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//Cristo heme aquí</text:span><text:span text:style-name="T2"><text:line-break/></text:span><text:span text:style-name="T2">Hoy me quiero entregar</text:span><text:span text:style-name="T2"><text:line-break/></text:span><text:span text:style-name="T2">Para hacer tu voluntad</text:span><text:span text:style-name="T2"><text:line-break/></text:span><text:span text:style-name="T2">Guíame Señor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Oh mi Cristo</text:span><text:span text:style-name="T2"><text:line-break/></text:span><text:span text:style-name="T2">Déjame besar tus pies</text:span><text:span text:style-name="T2"><text:line-break/></text:span><text:span text:style-name="T2">Déjame de Ti beber</text:span><text:span text:style-name="T2"><text:line-break/></text:span><text:span text:style-name="T2">Agua etern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Pues ella me restaurara</text:span><text:span text:style-name="T2"><text:line-break/></text:span><text:span text:style-name="T2">Me purificara</text:span><text:span text:style-name="T2"><text:line-break/></text:span><text:span text:style-name="T2">Y así podre</text:span><text:span text:style-name="T2"><text:line-break/></text:span><text:span text:style-name="T2">Escuchar tu corazó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pues ella me restaurara</text:span><text:span text:style-name="T2"><text:line-break/></text:span><text:span text:style-name="T2">me purificara</text:span><text:span text:style-name="T2"><text:line-break/></text:span><text:span text:style-name="T2">Y así podre</text:span><text:span text:style-name="T2"><text:line-break/></text:span><text:span text:style-name="T2">Escuchar tu corazón,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1T22:21:08.354000000</meta:creation-date>
    <dc:date>2023-01-21T22:29:00.234000000</dc:date>
    <meta:editing-duration>PT7M52S</meta:editing-duration>
    <meta:editing-cycles>1</meta:editing-cycles>
    <meta:document-statistic meta:object-count="36"/>
    <meta:generator>LibreOffice/7.4.4.2$Windows_X86_64 LibreOffice_project/85569322deea74ec9134968a29af2df5663baa21</meta:generator>
  </office:meta>
</office:document-meta>
</file>